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8.036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3.738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color="#cccccc"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color="#cccccc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vertical-align="top"/>
      <style:text-properties fo:color="#cccccc" fo:font-size="8pt" style:font-size-asian="8pt" style:font-size-complex="8pt"/>
    </style:style>
    <style:style style:name="ce9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 style:vertical-align="top"/>
      <style:text-properties fo:color="#cccccc" fo:font-size="8pt" style:font-size-asian="8pt" style:font-size-complex="8pt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style:vertical-align="top"/>
      <style:text-properties fo:color="#cccccc" fo:font-size="12pt" style:font-size-asian="12pt" style:font-size-complex="12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style:vertical-align="top"/>
      <style:text-properties fo:color="#ccccc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9"/>
        <table:table-column table:style-name="co5" table:default-cell-style-name="ce11"/>
        <table:table-column table:style-name="co6" table:default-cell-style-name="ce7"/>
        <table:table-column table:style-name="co7" table:default-cell-style-name="ce11"/>
        <table:table-column table:style-name="co7" table:number-columns-repeated="1017" table:default-cell-style-name="ce13"/>
        <table:table-row table:style-name="ro1">
          <table:table-cell table:style-name="ce1" office:value-type="string">
            <text:p>How to build a new Andor's Trail release</text:p>
          </table:table-cell>
          <table:table-cell table:number-columns-repeated="4"/>
          <table:table-cell office:value-type="string">
            <text:p>bas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base</text:p>
          </table:table-cell>
          <table:table-cell table:number-columns-repeated="1018"/>
        </table:table-row>
        <table:table-row table:style-name="ro2">
          <table:table-cell table:formula="of:=&quot;Prepare the environment  (&quot; &amp; [.$D$8] &amp; &quot;)&quot;" office:value-type="string" office:string-value="Prepare the environment  (v076)">
            <text:p>Prepare the environment <text:s/>(v076)</text:p>
          </table:table-cell>
          <table:table-cell table:number-columns-repeated="4"/>
          <table:table-cell office:value-type="string">
            <text:p>Basic preparation</text:p>
          </table:table-cell>
          <table:table-cell table:number-columns-repeated="1018"/>
        </table:table-row>
        <table:table-row-group>
          <table:table-row table:style-name="ro2">
            <table:table-cell/>
            <table:table-cell office:value-type="string">
              <text:p>Base:</text:p>
            </table:table-cell>
            <table:table-cell/>
            <table:table-cell office:value-type="string">
              <text:p>Zukero\andors-trail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formula="of:=&quot;C:\AT\&quot; &amp; [.$D$4]" office:value-type="string" office:string-value="C:\AT\Zukero\andors-trail">
              <text:p>C:\AT\Zukero\andors-trail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/>
            <table:table-cell office:value-type="string">
              <text:p>AT:</text:p>
            </table:table-cell>
            <table:table-cell/>
            <table:table-cell office:value-type="string">
              <text:p>NutAndor\andors-trail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formula="of:=&quot;C:\AT\&quot; &amp; [.$D$6] &amp; &quot;\AndorsTrail&quot;" office:value-type="string" office:string-value="C:\AT\NutAndor\andors-trail\AndorsTrail">
              <text:p>C:\AT\NutAndor\andors-trail\AndorsTrail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/>
            <table:table-cell office:value-type="string">
              <text:p>ATCS:</text:p>
            </table:table-cell>
            <table:table-cell/>
            <table:table-cell office:value-type="string">
              <text:p>v076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formula="of:=&quot;C:\AT\ATCS\&quot; &amp; [.$D$8] &amp; &quot;\ATCS\&quot; &amp; [.$D$8]" office:value-type="string" office:string-value="C:\AT\ATCS\v076\ATCS\v076">
              <text:p>C:\AT\ATCS\v076\ATCS\v076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5"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/>
            <table:table-cell office:value-type="string">
              <text:p>Git setting</text:p>
            </table:table-cell>
            <table:table-cell table:number-columns-repeated="3"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2"/>
            <table:table-cell table:formula="of:=&quot;If not done already, fork  &quot; &amp; [.$D$4] &amp; &quot;  to  &quot; &amp; [.$D$6]" office:value-type="string" office:string-value="If not done already, fork  Zukero\andors-trail  to  NutAndor\andors-trail">
              <text:p>If not done already, fork <text:s/>Zukero\andors-trail <text:s/>to <text:s/>NutAndor\andors-trail</text:p>
            </table:table-cell>
            <table:table-cell table:number-columns-repeated="2"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2"/>
            <table:table-cell table:formula="of:=&quot;Check if the fork  &quot; &amp; [.$D$6] &amp; &quot;:master  is actual comparing to  &quot; &amp; [.$D$4] &amp; &quot;:master&quot;" office:value-type="string" office:string-value="Check if the fork  NutAndor\andors-trail:master  is actual comparing to  Zukero\andors-trail:master">
              <text:p>Check if the fork <text:s/>NutAndor\andors-trail:master <text:s/>is actual comparing to <text:s/>Zukero\andors-trail:master</text:p>
            </table:table-cell>
            <table:table-cell table:number-columns-repeated="2"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https://github.com/NutAndor/andors-trail/compare/master...Zukero:master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If necessary, do a Pull Request to get actual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2"/>
            <table:table-cell office:value-type="string">
              <text:p>Set git projects</text:p>
            </table:table-cell>
            <table:table-cell table:number-columns-repeated="2"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formula="of:=&quot;Switch to branch  &quot; &amp; [.$D$6] &amp; &quot;:&quot; &amp; [.$D$8]" office:value-type="string" office:string-value="Switch to branch  NutAndor\andors-trail:v076">
              <text:p>Switch to branch <text:s/>NutAndor\andors-trail:v076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>
              <text:p><text:s text:c="3"/>discard any uncommited changes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formula="of:=&quot;Switch to branch  &quot; &amp; [.$D$8] &amp; &quot;:master&quot;" office:value-type="string" office:string-value="Switch to branch  v076:master">
              <text:p>Switch to branch <text:s/>v076:master</text:p>
            </table:table-cell>
            <table:table-cell/>
            <table:table-cell office:value-type="string">
              <text:p>Basic preparation</text:p>
            </table:table-cell>
            <table:table-cell table:number-columns-repeated="1018"/>
          </table:table-row>
        </table:table-row-group>
        <table:table-row table:style-name="ro2">
          <table:table-cell table:number-columns-repeated="5"/>
          <table:table-cell office:value-type="string">
            <text:p>Basic preparation</text:p>
          </table:table-cell>
          <table:table-cell table:number-columns-repeated="1018"/>
        </table:table-row>
        <table:table-row table:style-name="ro2">
          <table:table-cell office:value-type="string">
            <text:p>Build of a normal APK <text:s text:c="2"/>(yet uncompressed)</text:p>
          </table:table-cell>
          <table:table-cell table:number-columns-repeated="4"/>
          <table:table-cell office:value-type="string">
            <text:p>Normal Buil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3"/>
          <table:table-cell office:value-type="string">
            <text:p>Normal Build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&quot;Open ATCS with version  &quot; &amp; [.$D$8]" office:value-type="string" office:string-value="Open ATCS with version  v076">
            <text:p>Open ATCS with version <text:s/>v076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&quot;Export project into game source folder  &quot; &amp; [.$D$7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ctualize PO files</text:p>
          </table:table-cell>
          <table:table-cell table:number-columns-repeated="3"/>
          <table:table-cell office:value-type="string">
            <text:p>Normal Build</text:p>
          </table:table-cell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/>
            <table:table-cell office:value-type="string">
              <text:p>Doku</text:p>
            </table:table-cell>
            <table:table-cell table:number-columns-repeated="1018"/>
          </table:table-row>
          <table:table-row table:style-name="ro2" table:visibility="collapse">
            <table:table-cell/>
            <table:table-cell table:style-name="ce5"/>
            <table:table-cell/>
            <table:table-cell office:value-type="string">
              <text:p><text:span text:style-name="T1">Typo</text:span> means the existing translations must be preserved. </text:p>
            </table:table-cell>
            <table:table-cell/>
            <table:table-cell office:value-type="string">
              <text:p>Doku</text:p>
            </table:table-cell>
            <table:table-cell table:number-columns-repeated="1018"/>
          </table:table-row>
          <table:table-row table:style-name="ro4" table:visibility="collapse">
            <table:table-cell/>
            <table:table-cell table:style-name="ce5"/>
            <table:table-cell/>
            <table:table-cell office:value-type="string">
              <text:p><text:span text:style-name="T1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/>
            <table:table-cell office:value-type="string">
              <text:p>Doku</text:p>
            </table:table-cell>
            <table:table-cell table:number-columns-repeated="1018"/>
          </table:table-row>
          <table:table-row table:style-name="ro5" table:visibility="collapse">
            <table:table-cell/>
            <table:table-cell table:style-name="ce5"/>
            <table:table-cell/>
            <table:table-cell office:value-type="string">
              <text:p><text:span text:style-name="T1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/>
            <table:table-cell office:value-type="string">
              <text:p>Doku</text:p>
            </table:table-cell>
            <table:table-cell table:number-columns-repeated="1018"/>
          </table:table-row>
          <table:table-row table:style-name="ro2" table:visibility="collapse">
            <table:table-cell/>
            <table:table-cell table:style-name="ce5"/>
            <table:table-cell/>
            <table:table-cell office:value-type="string">
              <text:p><text:span text:style-name="T1">None</text:span> means that we completely delete the old translations.</text:p>
            </table:table-cell>
            <table:table-cell/>
            <table:table-cell office:value-type="string">
              <text:p>Doku</text:p>
            </table:table-cell>
            <table:table-cell table:number-columns-repeated="1018"/>
          </table:table-row>
          <table:table-row table:style-name="ro2" table:visibility="collapse">
            <table:table-cell table:number-columns-repeated="5"/>
            <table:table-cell office:value-type="string">
              <text:p>Doku</text:p>
            </table:table-cell>
            <table:table-cell table:number-columns-repeated="1018"/>
          </table:table-row>
        </table:table-row-group>
        <table:table-row table:style-name="ro2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2"/>
          <table:table-cell office:value-type="string">
            <text:p>actions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&quot;Remove .mo .po and .pot files from  &quot; &amp; [.$D$7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2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&quot;set T=&quot; &amp; [.$D$7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&quot;set A=&quot; &amp; [.$D$9] &amp; &quot;\altered&quot;" office:value-type="string" office:string-value="set A=C:\AT\ATCS\v076\ATCS\v076\altered">
            <text:p>set A=C:\AT\ATCS\v076\ATCS\v076\altered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del "%T%\*.mo"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copy "%A%\*.po*" "%T%\"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2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echo <text:s/>- Create .mo files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7">
          <table:table-cell table:number-columns-repeated="3"/>
          <table:table-cell table:formula="of:=&quot;FOR %F in (&quot;&quot;&quot; &amp; [.$D$7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et version number</text:p>
          </table:table-cell>
          <table:table-cell table:number-columns-repeated="3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in AndorsTrailApplication.java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in manifest.xml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3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Open AndroidStudio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ctions</text:p>
          </table:table-cell>
          <table:table-cell table:number-columns-repeated="1018"/>
        </table:table-row>
        <table:table-row table:style-name="ro2">
          <table:table-cell office:value-type="string">
            <text:p>Build of a compressed APK</text:p>
          </table:table-cell>
          <table:table-cell table:number-columns-repeated="4"/>
          <table:table-cell office:value-type="string">
            <text:p>Release Buil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ock + import actual translations</text:p>
          </table:table-cell>
          <table:table-cell table:number-columns-repeated="3"/>
          <table:table-cell office:value-type="string">
            <text:p>Release Buil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&quot;Merge weblate repo in  &quot; &amp; [.$D$5] &amp; &quot;:master&quot;" office:value-type="string" office:string-value="Merge weblate repo in  C:\AT\Zukero\andors-trail:master">
            <text:p>Merge weblate repo in <text:s/>C:\AT\Zukero\andors-trail:master</text:p>
          </table:table-cell>
          <table:table-cell table:number-columns-repeated="2"/>
          <table:table-cell office:value-type="string">
            <text:p>Release Buil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Lock the weblate repo, to prevent loss of translations.</text:p>
          </table:table-cell>
          <table:table-cell table:number-columns-repeated="2"/>
          <table:table-cell office:value-type="string">
            <text:p>Release Buil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>
            <text:p>Git setting <text:s/>(only on creation of a release version)</text:p>
          </table:table-cell>
          <table:table-cell table:style-name="ce8"/>
          <table:table-cell table:style-name="ce10"/>
          <table:table-cell table:style-name="ce12"/>
          <table:table-cell table:style-name="ce8" office:value-type="string">
            <text:p>Release Build</text:p>
          </table:table-cell>
          <table:table-cell table:style-name="ce12"/>
          <table:table-cell table:style-name="ce14" table:number-columns-repeated="1017"/>
        </table:table-row>
        <table:table-row table:style-name="ro2">
          <table:table-cell table:style-name="ce3"/>
          <table:table-cell table:style-name="ce6"/>
          <table:table-cell table:style-name="ce8" table:formula="of:=&quot;Create branch beta as copy of  &quot; &amp; [.$D$6] &amp; &quot;:&quot; &amp; [.$D$8]" office:value-type="string" office:string-value="Create branch beta as copy of  NutAndor\andors-trail:v076">
            <text:p>Create branch beta as copy of <text:s/>NutAndor\andors-trail:v076</text:p>
          </table:table-cell>
          <table:table-cell table:style-name="ce10"/>
          <table:table-cell table:style-name="ce12"/>
          <table:table-cell table:style-name="ce8" office:value-type="string">
            <text:p>Basic preparation</text:p>
          </table:table-cell>
          <table:table-cell table:style-name="ce12"/>
          <table:table-cell table:style-name="ce14" table:number-columns-repeated="1017"/>
        </table:table-row>
        <table:table-row table:style-name="ro2">
          <table:table-cell table:style-name="ce3"/>
          <table:table-cell table:style-name="ce6"/>
          <table:table-cell table:style-name="ce8"/>
          <table:table-cell table:style-name="ce10" table:formula="of:=&quot;Delete branch:  &quot; &amp; [.$D$6] &amp; &quot;:beta&quot;" office:value-type="string" office:string-value="Delete branch:  NutAndor\andors-trail:beta">
            <text:p>Delete branch: <text:s/>NutAndor\andors-trail:beta</text:p>
          </table:table-cell>
          <table:table-cell table:style-name="ce12"/>
          <table:table-cell table:style-name="ce8" office:value-type="string">
            <text:p>Basic preparation</text:p>
          </table:table-cell>
          <table:table-cell table:style-name="ce12"/>
          <table:table-cell table:style-name="ce14" table:number-columns-repeated="1017"/>
        </table:table-row>
        <table:table-row table:style-name="ro2">
          <table:table-cell table:style-name="ce3"/>
          <table:table-cell table:style-name="ce6"/>
          <table:table-cell table:style-name="ce8"/>
          <table:table-cell table:style-name="ce10" table:formula="of:=&quot;Create new branch:  &quot; &amp; [.$D$6] &amp; &quot;:beta&quot;" office:value-type="string" office:string-value="Create new branch:  NutAndor\andors-trail:beta">
            <text:p>Create new branch: <text:s/>NutAndor\andors-trail:beta</text:p>
          </table:table-cell>
          <table:table-cell table:style-name="ce12"/>
          <table:table-cell table:style-name="ce8" office:value-type="string">
            <text:p>Basic preparation</text:p>
          </table:table-cell>
          <table:table-cell table:style-name="ce12"/>
          <table:table-cell table:style-name="ce14" table:number-columns-repeated="1017"/>
        </table:table-row>
        <table:table-row table:style-name="ro2">
          <table:table-cell table:style-name="ce3"/>
          <table:table-cell table:style-name="ce6"/>
          <table:table-cell table:style-name="ce8"/>
          <table:table-cell table:style-name="ce10" table:formula="of:=&quot;Switch to branch:  &quot; &amp; [.$D$6] &amp; &quot;:beta&quot;" office:value-type="string" office:string-value="Switch to branch:  NutAndor\andors-trail:beta">
            <text:p>Switch to branch: <text:s/>NutAndor\andors-trail:beta</text:p>
          </table:table-cell>
          <table:table-cell table:style-name="ce12"/>
          <table:table-cell table:style-name="ce8" office:value-type="string">
            <text:p>Basic preparation</text:p>
          </table:table-cell>
          <table:table-cell table:style-name="ce12"/>
          <table:table-cell table:style-name="ce14" table:number-columns-repeated="1017"/>
        </table:table-row>
        <table:table-row table:style-name="ro2">
          <table:table-cell/>
          <table:table-cell office:value-type="string">
            <text:p>Create ATCS-project: bet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Initialize directory <text:s/>C:\AT\ATCS\beta\ATC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del <text:s/>/Q /S <text:s/>C:\AT\ATCS\beta\ATCS\*.*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mdir <text:s/>/Q /S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md <text:s/>C:\AT\ATCS\beta\ATC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reate ne ATCS-procect: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TCS: New workspace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Create project:  beta   AT-source:  &quot; &amp; [.$D$7]" office:value-type="string" office:string-value="Create project:  beta   AT-source:  C:\AT\NutAndor\andors-trail\AndorsTrail">
            <text:p>Create project: <text:s/>beta <text:s text:c="2"/>AT-source: <text:s/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ompress resourc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Use ATCS' beanshell console to generate the compressed resources (JSON, spritesheets, tmx files). </text:p>
            <text:p>(Attention: "Minify.class" must be found via classpath. For this I had to compile Minify.java and add the path in ATCS.cmd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table:style-name="ce7" office:value-type="string">
            <text:p>rem JSON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et A=C:\AT\ATCS\beta\ATCS\beta\compressed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et F=C:\AT\NutAndor\andors-trail\AndorsTrail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MX</text:p>
          </table:table-cell>
          <table:table-cell table:style-name="ce7" office:value-type="string">
            <text:p>rem TMX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NG</text:p>
          </table:table-cell>
          <table:table-cell table:style-name="ce7" office:value-type="string">
            <text:p>rem PNG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very <text:s/>ACTORCONDITIONS_TILESE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very <text:s/>ITEMS_TILESE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very <text:s/>NPC-TILESETS <text:s/>except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very <text:s/>MAP_TILESETS,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hen enter the compresses PNG defin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start ATC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>
            <text:p>Check if .po files kept deleted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10" office:value-type="string">
            <text:p>set T=C:\AT\NutAndor\andors-trail\AndorsTrail\assets\translation</text:p>
            <text:p>del "%T%\*.po*"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Upload .ap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ossible VIP version: <text:s/><text:a xlink:href="http://www.rg-brille.de/etc/AT/AndorsTrail_076_beta">http://www.rg-brille.de/etc/AT/AndorsTrail_076_beta</text:a>.ap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ame, but with debug buttons: <text:s/>http://www.rg-brille.de/etc/AT/AndorsTrail_076_20190905.apk</text:p>
          </table:table-cell>
          <table:table-cell table:number-columns-repeated="1021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15.09.2019</text:date>, <text:time>16:4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09-15T16:43:07.57</dc:date>
    <dc:creator>Cristian Berlage</dc:creator>
    <meta:editing-duration>PT7H25M50S</meta:editing-duration>
    <meta:editing-cycles>7</meta:editing-cycles>
    <meta:generator>OpenOffice/4.1.3$Win32 OpenOffice.org_project/413m1$Build-9783</meta:generator>
    <meta:document-statistic meta:table-count="3" meta:cell-count="197" meta:object-count="0"/>
  </office:meta>
</office:document-meta>
</file>